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e6a4"/>
    </style:style>
    <style:style style:name="P2" style:family="paragraph" style:parent-style-name="Text_20_body">
      <style:text-properties officeooo:rsid="001d13db" officeooo:paragraph-rsid="002225a8"/>
    </style:style>
    <style:style style:name="P3" style:family="paragraph" style:parent-style-name="Text_20_body">
      <style:text-properties officeooo:rsid="001d13db" officeooo:paragraph-rsid="002b44e9"/>
    </style:style>
    <style:style style:name="P4" style:family="paragraph" style:parent-style-name="Text_20_body">
      <style:text-properties officeooo:rsid="0033371e" officeooo:paragraph-rsid="002b44e9"/>
    </style:style>
    <style:style style:name="P5" style:family="paragraph" style:parent-style-name="Text_20_body">
      <style:text-properties officeooo:rsid="0033371e" officeooo:paragraph-rsid="002d66b2"/>
    </style:style>
    <style:style style:name="P6" style:family="paragraph" style:parent-style-name="Text_20_body">
      <style:text-properties officeooo:rsid="0033371e" officeooo:paragraph-rsid="002f01a1"/>
    </style:style>
    <style:style style:name="P7" style:family="paragraph" style:parent-style-name="Text_20_body">
      <style:text-properties officeooo:rsid="00301314" officeooo:paragraph-rsid="002d66b2"/>
    </style:style>
    <style:style style:name="P8" style:family="paragraph" style:parent-style-name="Text_20_body">
      <style:text-properties officeooo:rsid="00301314" officeooo:paragraph-rsid="002f01a1"/>
    </style:style>
    <style:style style:name="P9" style:family="paragraph" style:parent-style-name="Text_20_body">
      <style:text-properties officeooo:rsid="002f01a1" officeooo:paragraph-rsid="002f01a1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674c8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9fca1" officeooo:paragraph-rsid="0029fca1" style:font-size-asian="20pt" style:font-weight-asian="bold" style:font-size-complex="20pt"/>
    </style:style>
    <style:style style:name="P12" style:family="paragraph" style:parent-style-name="Table_20_Contents">
      <style:text-properties style:font-name="Ubuntu Mono" officeooo:paragraph-rsid="002f01a1"/>
    </style:style>
    <style:style style:name="P13" style:family="paragraph" style:parent-style-name="Table_20_Contents">
      <style:text-properties style:font-name="Ubuntu Mono" officeooo:paragraph-rsid="0032b7b9"/>
    </style:style>
    <style:style style:name="P14" style:family="paragraph" style:parent-style-name="Table_20_Contents">
      <style:text-properties style:font-name="Ubuntu Mono" officeooo:paragraph-rsid="002d66b2"/>
    </style:style>
    <style:style style:name="P15" style:family="paragraph" style:parent-style-name="Table_20_Contents">
      <style:text-properties style:font-name="Ubuntu Mono" officeooo:paragraph-rsid="002b44e9"/>
    </style:style>
    <style:style style:name="P16" style:family="paragraph" style:parent-style-name="Table_20_Contents">
      <style:text-properties style:font-name="Ubuntu Mono" officeooo:paragraph-rsid="002225a8"/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250d3c" style:font-size-asian="20pt" style:font-weight-asian="bold" style:font-size-complex="20pt"/>
    </style:style>
    <style:style style:name="P18" style:family="paragraph" style:parent-style-name="Text_20_body">
      <style:text-properties officeooo:rsid="0029fca1" officeooo:paragraph-rsid="003a25b9"/>
    </style:style>
    <style:style style:name="P19" style:family="paragraph" style:parent-style-name="Text_20_body">
      <style:text-properties officeooo:rsid="001d13db" officeooo:paragraph-rsid="00374fc5"/>
    </style:style>
    <style:style style:name="P20" style:family="paragraph" style:parent-style-name="Text_20_body">
      <style:text-properties officeooo:rsid="001d13db" officeooo:paragraph-rsid="003a00b2"/>
    </style:style>
    <style:style style:name="P21" style:family="paragraph" style:parent-style-name="Text_20_body">
      <style:text-properties officeooo:rsid="002225a8" officeooo:paragraph-rsid="003a00b2"/>
    </style:style>
    <style:style style:name="P22" style:family="paragraph" style:parent-style-name="Text_20_body">
      <style:text-properties officeooo:rsid="00301314" officeooo:paragraph-rsid="0032b7b9"/>
    </style:style>
    <style:style style:name="P23" style:family="paragraph" style:parent-style-name="Text_20_body">
      <style:text-properties officeooo:rsid="0035092b" officeooo:paragraph-rsid="003a00b2"/>
    </style:style>
    <style:style style:name="P24" style:family="paragraph" style:parent-style-name="Text_20_body">
      <style:text-properties officeooo:rsid="0042fde3" officeooo:paragraph-rsid="00374fc5"/>
    </style:style>
    <style:style style:name="P25" style:family="paragraph" style:parent-style-name="Text_20_body">
      <style:text-properties officeooo:rsid="0032b7b9" officeooo:paragraph-rsid="003a25b9"/>
    </style:style>
    <style:style style:name="P26" style:family="paragraph" style:parent-style-name="Text_20_body">
      <style:text-properties style:font-name="Ubuntu Mono" officeooo:rsid="00374fc5" officeooo:paragraph-rsid="00374fc5"/>
    </style:style>
    <style:style style:name="P27" style:family="paragraph" style:parent-style-name="Text_20_body">
      <style:text-properties officeooo:rsid="0033371e" officeooo:paragraph-rsid="00374fc5"/>
    </style:style>
    <style:style style:name="P28" style:family="paragraph" style:parent-style-name="Text_20_body">
      <style:text-properties officeooo:rsid="0033371e" officeooo:paragraph-rsid="003a00b2"/>
    </style:style>
    <style:style style:name="P29" style:family="paragraph" style:parent-style-name="Text_20_body">
      <style:text-properties officeooo:rsid="0033371e" officeooo:paragraph-rsid="003a25b9"/>
    </style:style>
    <style:style style:name="P30" style:family="paragraph" style:parent-style-name="Text_20_body">
      <style:text-properties officeooo:rsid="0038d986" officeooo:paragraph-rsid="0038d986"/>
    </style:style>
    <style:style style:name="P31" style:family="paragraph" style:parent-style-name="Table_20_Contents">
      <style:text-properties style:font-name="Ubuntu Mono" officeooo:paragraph-rsid="00374fc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46c38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5bb26" style:font-weight-asian="bold" style:font-weight-complex="bold"/>
    </style:style>
    <style:style style:name="T9" style:family="text">
      <style:text-properties fo:font-weight="bold" officeooo:rsid="00374fc5" style:font-weight-asian="bold" style:font-weight-complex="bold"/>
    </style:style>
    <style:style style:name="T10" style:family="text">
      <style:text-properties style:text-position="super 58%" style:font-name="Ubuntu Mono"/>
    </style:style>
    <style:style style:name="T11" style:family="text">
      <style:text-properties style:text-position="super 58%" style:font-name="Ubuntu Mono" officeooo:rsid="00346c38"/>
    </style:style>
    <style:style style:name="T12" style:family="text">
      <style:text-properties style:text-position="-33% 80%" style:font-name="Ubuntu Mono" officeooo:rsid="0029fca1"/>
    </style:style>
    <style:style style:name="T13" style:family="text">
      <style:text-properties style:text-position="sub 58%" style:font-name="Ubuntu Mono" officeooo:rsid="00508362"/>
    </style:style>
    <style:style style:name="T14" style:family="text">
      <style:text-properties style:text-position="sub 58%" style:font-name="Ubuntu Mono" officeooo:rsid="004fd4f0"/>
    </style:style>
    <style:style style:name="T15" style:family="text">
      <style:text-properties style:text-position="sub 58%" style:font-name="Ubuntu Mono" officeooo:rsid="0035bb26"/>
    </style:style>
    <style:style style:name="T16" style:family="text">
      <style:text-properties style:text-position="sub 58%" style:font-name="Ubuntu Mono" officeooo:rsid="00346c38"/>
    </style:style>
    <style:style style:name="T17" style:family="text">
      <style:text-properties style:text-position="sub 58%" style:font-name="Ubuntu Mono" fo:font-weight="bold" officeooo:rsid="00374fc5" style:font-weight-asian="bold" style:font-weight-complex="bold"/>
    </style:style>
    <style:style style:name="T18" style:family="text">
      <style:text-properties officeooo:rsid="00751693"/>
    </style:style>
    <style:style style:name="T19" style:family="text">
      <style:text-properties officeooo:rsid="00250d3c"/>
    </style:style>
    <style:style style:name="T20" style:family="text">
      <style:text-properties officeooo:rsid="0029fca1"/>
    </style:style>
    <style:style style:name="T21" style:family="text">
      <style:text-properties officeooo:rsid="0033371e"/>
    </style:style>
    <style:style style:name="T22" style:family="text">
      <style:text-properties officeooo:rsid="0042fde3"/>
    </style:style>
    <style:style style:name="T23" style:family="text">
      <style:text-properties officeooo:rsid="00346c38"/>
    </style:style>
    <style:style style:name="T24" style:family="text">
      <style:text-properties style:text-position="0% 100%" officeooo:rsid="0035bb26"/>
    </style:style>
    <style:style style:name="T25" style:family="text">
      <style:text-properties style:text-position="0% 100%" style:font-name="Ubuntu Mono" officeooo:rsid="0033371e"/>
    </style:style>
    <style:style style:name="T26" style:family="text">
      <style:text-properties style:text-position="0% 100%" style:font-name="Ubuntu Mono" fo:font-weight="bold" officeooo:rsid="00374fc5" style:font-weight-asian="bold" style:font-weight-complex="bold"/>
    </style:style>
    <style:style style:name="T27" style:family="text">
      <style:text-properties style:text-position="0% 100%" style:font-name="Ubuntu Mono" fo:font-weight="bold" officeooo:rsid="003a00b2" style:font-weight-asian="bold" style:font-weight-complex="bold"/>
    </style:style>
    <style:style style:name="T28" style:family="text">
      <style:text-properties style:text-position="0% 100%" style:font-name="Ubuntu Mono" fo:font-weight="bold" officeooo:rsid="003a25b9" style:font-weight-asian="bold" style:font-weight-complex="bold"/>
    </style:style>
    <style:style style:name="T29" style:family="text">
      <style:text-properties style:text-position="0% 100%" style:font-name="Ubuntu Mono" officeooo:rsid="0035bb26"/>
    </style:style>
    <style:style style:name="T30" style:family="text">
      <style:text-properties style:text-position="0% 100%" style:font-name="Ubuntu Mono" officeooo:rsid="00508362"/>
    </style:style>
    <style:style style:name="T31" style:family="text">
      <style:text-properties style:text-position="0% 100%" style:font-name="Ubuntu Mono" officeooo:rsid="004fd4f0"/>
    </style:style>
    <style:style style:name="T32" style:family="text">
      <style:text-properties style:text-position="0% 100%" fo:font-weight="bold" officeooo:rsid="00374fc5" style:font-weight-asian="bold" style:font-weight-complex="bold"/>
    </style:style>
    <style:style style:name="T33" style:family="text">
      <style:text-properties style:text-position="0% 100%" fo:font-weight="bold" officeooo:rsid="003a00b2" style:font-weight-asian="bold" style:font-weight-complex="bold"/>
    </style:style>
    <style:style style:name="T34" style:family="text">
      <style:text-properties officeooo:rsid="00374fc5"/>
    </style:style>
    <style:style style:name="T35" style:family="text">
      <style:text-properties style:font-name="Ubuntu Mono"/>
    </style:style>
    <style:style style:name="T36" style:family="text">
      <style:text-properties style:font-name="Ubuntu Mono" officeooo:rsid="0042fde3"/>
    </style:style>
    <style:style style:name="T37" style:family="text">
      <style:text-properties style:font-name="Ubuntu Mono" officeooo:rsid="003089ef"/>
    </style:style>
    <style:style style:name="T38" style:family="text">
      <style:text-properties style:font-name="Ubuntu Mono" officeooo:rsid="00374fc5"/>
    </style:style>
    <style:style style:name="T39" style:family="text">
      <style:text-properties style:font-name="Ubuntu Mono" officeooo:rsid="0035bb26"/>
    </style:style>
    <style:style style:name="T40" style:family="text">
      <style:text-properties style:font-name="Ubuntu Mono" officeooo:rsid="0029fca1"/>
    </style:style>
    <style:style style:name="T41" style:family="text">
      <style:text-properties style:font-name="Ubuntu Mono" officeooo:rsid="00346c38"/>
    </style:style>
    <style:style style:name="T42" style:family="text">
      <style:text-properties style:font-name="Ubuntu Mono" fo:font-weight="bold" officeooo:rsid="00374fc5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9">SSV</text:span>. IES Haría</text:p>
      <text:p text:style-name="P10">UT<text:span text:style-name="T19">1</text:span>. A<text:span text:style-name="T18">ctividad de evaluación 1</text:span></text:p>
      <text:p text:style-name="P11">Sistemas de numeración</text:p>
      <text:p text:style-name="Text_20_body"/>
      <text:p text:style-name="P30">Completa los siguientes ejercicios <text:s/>incluyendo los pasos y detalles necesarios para obtener el resultado</text:p>
      <text:p text:style-name="P24"><text:span text:style-name="T34">1. </text:span>Conv<text:span text:style-name="T34">ertir a hexadecimal </text:span><text:span text:style-name="T42">(0,5p)</text:span></text:p>
      <text:p text:style-name="P27"><text:span text:style-name="T36">10110110101,0001110</text:span><text:span text:style-name="T13">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1"/>
          </table:table-cell>
        </table:table-row>
      </table:table>
      <text:p text:style-name="P24"/>
      <text:p text:style-name="P21"><text:span text:style-name="T34">2. Convertir a binario </text:span><text:span text:style-name="T40">44,59</text:span> con un error inferior a <text:span text:style-name="T35">2</text:span><text:span text:style-name="T10">-</text:span><text:span text:style-name="T11">5</text:span><text:span text:style-name="T16"> </text:span><text:span text:style-name="T26">(</text:span><text:span text:style-name="T27">1</text:span><text:span text:style-name="T26">p)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6"/>
          </table:table-cell>
        </table:table-row>
      </table:table>
      <text:p text:style-name="P2"/>
      <text:p text:style-name="P4"><text:span text:style-name="T34">3. </text:span>Realizar las siguientes operaciones en <text:span text:style-name="T7">binario</text:span> de las siguientes cantidades dadas en <text:span text:style-name="T8">octal</text:span></text:p>
      <text:p text:style-name="P28">a) <text:span text:style-name="T39">661</text:span><text:span text:style-name="T15">8</text:span><text:span text:style-name="T39"> </text:span><text:span text:style-name="T35">+ </text:span><text:span text:style-name="T39">1274</text:span><text:span text:style-name="T15">8</text:span><text:span text:style-name="T29"> </text:span><text:span text:style-name="T26">(</text:span><text:span text:style-name="T27">1</text:span><text:span text:style-name="T26">p)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3"/>
      <text:p text:style-name="P20"><text:s/><text:span text:style-name="T21">b) </text:span><text:span text:style-name="T25">1430</text:span><text:span text:style-name="T15">8 - </text:span><text:span text:style-name="T25">665</text:span><text:span text:style-name="T15">8 </text:span><text:span text:style-name="T24"><text:s/></text:span><text:span text:style-name="T26">(</text:span><text:span text:style-name="T27">1</text:span><text:span text:style-name="T26">p)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5"/>
          </table:table-cell>
        </table:table-row>
      </table:table>
      <text:p text:style-name="P3"/>
      <text:p text:style-name="P5"><text:span text:style-name="T34">4. </text:span>Realizar las siguientes operaciones en <text:span text:style-name="T7">binario</text:span> de las siguientes cantidades dadas en <text:span text:style-name="T8">decimal</text:span></text:p>
      <text:p text:style-name="P28">a) <text:span text:style-name="T39">397</text:span><text:span text:style-name="T15">10</text:span><text:span text:style-name="T39"> x 19</text:span><text:span text:style-name="T15">10</text:span><text:span text:style-name="T29"> </text:span><text:span text:style-name="T26">(</text:span><text:span text:style-name="T28">2</text:span><text:span text:style-name="T26">p)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4"/>
          </table:table-cell>
        </table:table-row>
      </table:table>
      <text:p text:style-name="P7"/>
      <text:p text:style-name="P23">b) <text:span text:style-name="T39">397</text:span><text:span text:style-name="T15">10</text:span><text:span text:style-name="T39"> / 19</text:span><text:span text:style-name="T15">10</text:span><text:span text:style-name="T29"> </text:span><text:span text:style-name="T26">(</text:span><text:span text:style-name="T28">2</text:span><text:span text:style-name="T26">p)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4"/>
          </table:table-cell>
        </table:table-row>
      </table:table>
      <text:p text:style-name="P19"/>
      <text:p text:style-name="P19"><text:span text:style-name="T34">5. Convertir a</text:span> decimal <text:span text:style-name="T23">la siguiente cantidad </text:span>en base <text:span text:style-name="T20">3</text:span> (sistema que utiliza los dígitos 0, 1, 2). </text:p>
      <text:p text:style-name="P20"><text:span text:style-name="T41">1021</text:span><text:span text:style-name="T35">,</text:span><text:span text:style-name="T40">2</text:span><text:span text:style-name="T12">3</text:span> <text:span text:style-name="T42">(0,5p)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1"/>
          </table:table-cell>
        </table:table-row>
      </table:table>
      <text:p text:style-name="P19"/>
      <text:p text:style-name="P9"><text:span text:style-name="T34">6. </text:span>Conv<text:span text:style-name="T34">ertir</text:span> a binario</text:p>
      <text:p text:style-name="P29"><text:soft-page-break/>a)<text:span text:style-name="T35"> </text:span><text:span text:style-name="T38">56371</text:span><text:span text:style-name="T13">8</text:span><text:span text:style-name="T30"> </text:span><text:span text:style-name="T26">(0,5p)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2"/>
          </table:table-cell>
        </table:table-row>
      </table:table>
      <text:p text:style-name="P6"/>
      <text:p text:style-name="P29"><text:span text:style-name="T22">b</text:span>) <text:span text:style-name="T37">B0F51C,3E</text:span><text:span text:style-name="T14">16</text:span><text:span text:style-name="T31"> </text:span><text:span text:style-name="T26">(0,5p)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2"/>
          </table:table-cell>
        </table:table-row>
      </table:table>
      <text:p text:style-name="P8"/>
      <text:p text:style-name="P25"><text:span text:style-name="T34">7. </text:span>Conv<text:span text:style-name="T34">ertir la siguiente dirección IP en formato binario a formato </text:span><text:span text:style-name="T9">octal punteado </text:span><text:span text:style-name="T42">(0,5p)</text:span></text:p>
      <text:p text:style-name="P26">10011010000111000101001110000111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13"/>
          </table:table-cell>
        </table:table-row>
      </table:table>
      <text:p text:style-name="P22"/>
      <text:p text:style-name="P18"><text:span text:style-name="T34">8. Convertir</text:span> <text:span text:style-name="T41">1433</text:span><text:span text:style-name="T16">10</text:span> en binario <text:span text:style-name="T42">(0,5p)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1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e6a4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46c38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1</text:span><text:span text:style-name="MT2">-A</text:span><text:span text:style-name="MT3">E1</text:span><text:span text:style-name="MT4">. </text:span><text:span text:style-name="MT1">Sistemas de numeración. </text:span><text:span text:style-name="MT3">Prueba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0-04T06:33:43.836199910</dc:date>
    <meta:editing-duration>PT2H54M17S</meta:editing-duration>
    <meta:editing-cycles>30</meta:editing-cycles>
    <meta:generator>LibreOffice/6.0.6.2$Linux_X86_64 LibreOffice_project/00m0$Build-2</meta:generator>
    <meta:document-statistic meta:table-count="11" meta:image-count="1" meta:object-count="0" meta:page-count="2" meta:paragraph-count="22" meta:word-count="147" meta:character-count="928" meta:non-whitespace-character-count="797"/>
  </office:meta>
</office:document-meta>
</file>